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3342" officeooo:paragraph-rsid="00053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.JAVA</text:p>
      <text:p text:style-name="P1">package com.thbs;</text:p>
      <text:p text:style-name="P1">import java.util.*;</text:p>
      <text:p text:style-name="P1">public class Main {</text:p>
      <text:p text:style-name="P1"/>
      <text:p text:style-name="P1"><text:s text:c="4"/>public static void main(String[] args) {</text:p>
      <text:p text:style-name="P1"><text:tab/>// write your code here</text:p>
      <text:p text:style-name="P1"><text:s text:c="7"/>/* Scanner s=new Scanner (System.in);</text:p>
      <text:p text:style-name="P1"><text:s text:c="8"/>book book1=new book (100,"Java",300);</text:p>
      <text:p text:style-name="P1"><text:s text:c="8"/>book book2=new book (200,"python",325);</text:p>
      <text:p text:style-name="P1"/>
      <text:p text:style-name="P1"><text:s text:c="8"/>System.out.println("Enter the book details 3");</text:p>
      <text:p text:style-name="P1"><text:s text:c="8"/>int bookID=s.nextInt();</text:p>
      <text:p text:style-name="P1"><text:s text:c="8"/>String bookName=s.next();</text:p>
      <text:p text:style-name="P1"><text:s text:c="8"/>int bookPrice=s.nextInt();</text:p>
      <text:p text:style-name="P1"/>
      <text:p text:style-name="P1"/>
      <text:p text:style-name="P1"><text:s text:c="8"/>book book3=new book (bookID,bookName,bookPrice);</text:p>
      <text:p text:style-name="P1"/>
      <text:p text:style-name="P1"/>
      <text:p text:style-name="P1"><text:s text:c="8"/>System.out.println(book1);</text:p>
      <text:p text:style-name="P1"><text:s text:c="8"/>System.out.println(book2);</text:p>
      <text:p text:style-name="P1"><text:s text:c="8"/>System.out.println(book3);*/</text:p>
      <text:p text:style-name="P1"/>
      <text:p text:style-name="P1"><text:s text:c="8"/>Scanner s=new Scanner(System.in);</text:p>
      <text:p text:style-name="P1"><text:s text:c="8"/>System.out.println("Enter num of elements in book array");</text:p>
      <text:p text:style-name="P1"><text:s text:c="8"/>int len =s.nextInt();</text:p>
      <text:p text:style-name="P1"><text:s text:c="8"/>book[] bookarr =new book[len];</text:p>
      <text:p text:style-name="P1"><text:s text:c="8"/>for (int i=0;i&lt;bookarr.length;i++)</text:p>
      <text:p text:style-name="P1"><text:s text:c="8"/>{</text:p>
      <text:p text:style-name="P1"><text:s text:c="12"/>System.out.println("entering details of"+(i+1));</text:p>
      <text:p text:style-name="P1"><text:s text:c="12"/>int bookID =s.nextInt();</text:p>
      <text:p text:style-name="P1"><text:s text:c="12"/>s.nextLine();</text:p>
      <text:p text:style-name="P1"><text:s text:c="12"/>String bookName=s.nextLine();</text:p>
      <text:p text:style-name="P1"><text:s text:c="12"/>int bookPrice =s.nextInt();</text:p>
      <text:p text:style-name="P1"><text:s text:c="12"/>bookarr[i]=new book(bookID,bookName,bookPrice);</text:p>
      <text:p text:style-name="P1"><text:s text:c="8"/>}</text:p>
      <text:p text:style-name="P1">/*</text:p>
      <text:p text:style-name="P1"><text:s text:c="8"/>for (int i=0;i&lt;bookarr.length;i++)</text:p>
      <text:p text:style-name="P1"><text:s text:c="8"/>{System.out.println("Details of book "+i);</text:p>
      <text:p text:style-name="P1"><text:s text:c="12"/>System.out.println(bookarr[i]);</text:p>
      <text:p text:style-name="P1"><text:s text:c="8"/>}*/</text:p>
      <text:p text:style-name="P1"><text:s text:c="8"/>for(book b:bookarr)</text:p>
      <text:p text:style-name="P1"><text:s text:c="8"/>{</text:p>
      <text:p text:style-name="P1"><text:s text:c="12"/>System.out.println(b);</text:p>
      <text:p text:style-name="P1"><text:s text:c="8"/>}</text:p>
      <text:p text:style-name="P1"/>
      <text:p text:style-name="P1"><text:s text:c="4"/>}</text:p>
      <text:p text:style-name="P1">}</text:p>
      <text:p text:style-name="P1"/>
      <text:p text:style-name="P1"/>
      <text:p text:style-name="P1"/>
      <text:p text:style-name="P1"><text:soft-page-break/>package com.thbs;</text:p>
      <text:p text:style-name="P1"/>
      <text:p text:style-name="P1">public class book {</text:p>
      <text:p text:style-name="P1"><text:s text:c="4"/>int bookID;</text:p>
      <text:p text:style-name="P1"><text:s text:c="4"/>String bookName;</text:p>
      <text:p text:style-name="P1"><text:s text:c="4"/>int bookPrice;</text:p>
      <text:p text:style-name="P1"><text:s text:c="4"/>//method in oops called constructor</text:p>
      <text:p text:style-name="P1"/>
      <text:p text:style-name="P1"/>
      <text:p text:style-name="P1"><text:s text:c="4"/>public book(int bookID, String bookName, int bookPrice) {</text:p>
      <text:p text:style-name="P1"><text:s text:c="8"/>this.bookID = bookID;</text:p>
      <text:p text:style-name="P1"><text:s text:c="8"/>this.bookName = bookName;</text:p>
      <text:p text:style-name="P1"><text:s text:c="8"/>this.bookPrice = bookPrice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book{" +</text:p>
      <text:p text:style-name="P1"><text:s text:c="16"/>"bookID=" + bookID +</text:p>
      <text:p text:style-name="P1"><text:s text:c="16"/>", bookName='" + bookName + '\'' +</text:p>
      <text:p text:style-name="P1"><text:s text:c="16"/>", bookPrice=" + bookPrice +</text:p>
      <text:p text:style-name="P1"><text:s text:c="16"/>'}'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1T23:35:51.711000000</dc:date>
    <meta:editing-duration>PT1M16S</meta:editing-duration>
    <meta:editing-cycles>3</meta:editing-cycles>
    <meta:document-statistic meta:table-count="0" meta:image-count="0" meta:object-count="0" meta:page-count="2" meta:paragraph-count="61" meta:word-count="166" meta:character-count="1822" meta:non-whitespace-character-count="1289"/>
  </office:meta>
</office:document-meta>
</file>